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me ./test/obj/00001_matrix_calc avx512f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./test/obj/00001_matrix_calc avx512f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2"/>
          <table:table-cell table:formula="of:=AVERAGE([.C4:.C13])" office:value-type="float" office:value="448.5" calcext:value-type="float">
            <text:p>448,5</text:p>
          </table:table-cell>
          <table:table-cell table:number-columns-repeated="2"/>
          <table:table-cell table:formula="of:=AVERAGE([.F4:.F13])" office:value-type="float" office:value="471.9" calcext:value-type="float">
            <text:p>471,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formula="of:=1-[.C14]/[.F14]" office:value-type="percentage" office:value="0.0495867768595041" calcext:value-type="percentage">
            <text:p>4,96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1:58:25.137502637</meta:creation-date>
    <dc:date>2017-07-19T12:28:05.537932001</dc:date>
    <meta:editing-duration>PT9M20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